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fc060"/>
    </style:style>
    <style:style style:name="T1" style:family="text">
      <style:text-properties officeooo:rsid="000fc0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1"><text:span text:style-name="T1">1</text:span>🐍What is Python?</text:p>
      <text:p text:style-name="Preformatted_20_Text"/>
      <text:p text:style-name="Preformatted_20_Text">High-level language: Focuses on human-readable code rather than machine-level details.</text:p>
      <text:p text:style-name="Preformatted_20_Text"/>
      <text:p text:style-name="Preformatted_20_Text">Interpreted: Code runs directly without compilation, making development faster.</text:p>
      <text:p text:style-name="Preformatted_20_Text"/>
      <text:p text:style-name="Preformatted_20_Text">General-purpose: Can be used for web apps, data analysis, machine learning, automation, and more.</text:p>
      <text:p text:style-name="Preformatted_20_Text"/>
      <text:p text:style-name="Preformatted_20_Text">Multi-paradigm support: Works with procedural, object-oriented, and functional programming styles</text:p>
      <text:p text:style-name="Preformatted_20_Text"/>
      <text:p text:style-name="P1">📜Brief History of Python</text:p>
      <text:p text:style-name="Preformatted_20_Text">Late 1980s: Developed by Guido van Rossum at Centrum Wiskunde &amp; Informatica (CWI) in the Netherlands.</text:p>
      <text:p text:style-name="Preformatted_20_Text"/>
      <text:p text:style-name="Preformatted_20_Text">1991: First official release of Python.</text:p>
      <text:p text:style-name="Preformatted_20_Text"/>
      <text:p text:style-name="Preformatted_20_Text">2000 (Python 2.0): Introduced features like list comprehensions and garbage collection.</text:p>
      <text:p text:style-name="Preformatted_20_Text"/>
      <text:p text:style-name="Preformatted_20_Text">2008 (Python 3.0): Major update with improved consistency, though not backward compatible with Python 2</text:p>
      <text:p text:style-name="Preformatted_20_Text"/>
      <text:p text:style-name="Preformatted_20_Text">Today: Python is one of the most popular programming languages globally, powering platforms like YouTube, Instagram, Spotify, Dropbox, Netflix, and Google</text:p>
      <text:p text:style-name="Preformatted_20_Text"/>
      <text:p text:style-name="P1">Advantages of Python:</text:p>
      <text:p text:style-name="Preformatted_20_Text"/>
      <text:p text:style-name="Preformatted_20_Text">1.Readable and Understandable</text:p>
      <text:p text:style-name="Preformatted_20_Text">Python uses a clean and simple syntax that closely resembles natural language, making it easy to read and write.</text:p>
      <text:p text:style-name="Preformatted_20_Text"/>
      <text:p text:style-name="Preformatted_20_Text">2.Minimal Boilerplate Code</text:p>
      <text:p text:style-name="Preformatted_20_Text">Compared to languages like Java or C++, Python requires fewer lines of code to accomplish the same task, reducing complexity.</text:p>
      <text:p text:style-name="Preformatted_20_Text"/>
      <text:p text:style-name="Preformatted_20_Text">3.Cross-Platform Compatibility</text:p>
      <text:p text:style-name="Preformatted_20_Text">Python runs on multiple platforms (Windows, macOS, Linux) without major changes to the code.</text:p>
      <text:p text:style-name="Preformatted_20_Text"/>
      <text:p text:style-name="Preformatted_20_Text">4.Extensive Standard Library</text:p>
      <text:p text:style-name="Preformatted_20_Text">Comes with a rich set of built-in modules for tasks like file handling, networking, and data processing.</text:p>
      <text:p text:style-name="Preformatted_20_Text"/>
      <text:p text:style-name="Preformatted_20_Text">5.Large Ecosystem of Packages</text:p>
      <text:p text:style-name="Preformatted_20_Text">Thousands of third-party libraries (e.g., NumPy, Pandas, TensorFlow) for specialized tasks like data science, AI, and web development.</text:p>
      <text:p text:style-name="Preformatted_20_Text"/>
      <text:p text:style-name="Preformatted_20_Text">6.Dynamic Typing</text:p>
      <text:p text:style-name="Preformatted_20_Text">No need to declare variable types explicitly, which speeds up development.</text:p>
      <text:p text:style-name="Preformatted_20_Text"/>
      <text:p text:style-name="Preformatted_20_Text">7.Interpreted Language</text:p>
      <text:p text:style-name="Preformatted_20_Text">No compilation step; you can run code immediately, which is great for rapid prototyping.</text:p>
      <text:p text:style-name="Preformatted_20_Text"/>
      <text:p text:style-name="Preformatted_20_Text">8.Strong Community Support</text:p>
      <text:p text:style-name="Preformatted_20_Text"><text:soft-page-break/>Huge global community, extensive documentation, and active forums for troubleshooting and learning.</text:p>
      <text:p text:style-name="Preformatted_20_Text"/>
      <text:p text:style-name="Preformatted_20_Text">9.Versatile</text:p>
      <text:p text:style-name="Preformatted_20_Text">Suitable for web development, data analysis, machine learning, automation, scripting, and more.</text:p>
      <text:p text:style-name="Preformatted_20_Text"/>
      <text:p text:style-name="Preformatted_20_Text">10.Integration Capabilities</text:p>
      <text:p text:style-name="Preformatted_20_Text">Easily integrates with other languages (C, C++, Java) and technologi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24T17:53:18.092984100</dc:date>
    <meta:editing-duration>PT2M10S</meta:editing-duration>
    <meta:editing-cycles>1</meta:editing-cycles>
    <meta:document-statistic meta:table-count="0" meta:image-count="0" meta:object-count="0" meta:page-count="2" meta:paragraph-count="32" meta:word-count="294" meta:character-count="2143" meta:non-whitespace-character-count="1881"/>
    <meta:generator>LibreOffice/25.8.3.2$Windows_X86_64 LibreOffice_project/8ca8d55c161d602844f5428fa4b58097424e324e</meta:generator>
  </office:meta>
</office:document-meta>
</file>